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55pt"/>
    </style:style>
    <style:style style:name="co2" style:family="table-column">
      <style:table-column-properties fo:break-before="auto" style:column-width="31.49pt"/>
    </style:style>
    <style:style style:name="co3" style:family="table-column">
      <style:table-column-properties fo:break-before="auto" style:column-width="65.54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40.96pt"/>
    </style:style>
    <style:style style:name="co6" style:family="table-column">
      <style:table-column-properties fo:break-before="auto" style:column-width="30.16pt"/>
    </style:style>
    <style:style style:name="co7" style:family="table-column">
      <style:table-column-properties fo:break-before="auto" style:column-width="28.09pt"/>
    </style:style>
    <style:style style:name="co8" style:family="table-column">
      <style:table-column-properties fo:break-before="auto" style:column-width="32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Unchanged Files: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396:D0:M0:A0:T396:calculateTax.ts" xlink:type="simple">calculateTax.ts </text:a>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5:D0:M0:A0:T45:getModelInstances.ts" xlink:type="simple">getModelInstances.ts </text:a>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6:D0:M0:A0:T46:index.ts" xlink:type="simple">index.ts </text:a>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47:D0:M0:A0:T47:routes_2fgetTransactionsRouter.ts" xlink:type="simple">routes/getTransactionsRouter.ts </text:a>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5:D0:M0:A0:T15:schemas_2faddressUdt.ts" xlink:type="simple">schemas/addressUdt.ts </text:a>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7:D0:M0:A0:T17:schemas_2fcompanySchema.ts" xlink:type="simple">schemas/companySchema.ts </text:a>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23:D0:M0:A0:T23:schemas_2fitemSchema.ts" xlink:type="simple">schemas/itemSchema.ts </text:a>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53:D0:M0:A0:T53:schemas_2flocationSchema.ts" xlink:type="simple">schemas/locationSchema.ts </text:a>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14:D0:M0:A0:T14:schemas_2ftransactionSchema.ts" xlink:type="simple">schemas/transactionSchema.ts </text:a>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070206945#diffFile:B77:D0:M0:A0:T77:schemas_2ftransactionUdts.ts" xlink:type="simple">schemas/transactionUdts.ts </text:a>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formula="of:=SUM([.B2:.B11])" office:value-type="float" office:value="733" calcext:value-type="float">
            <text:p>733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Unchanged Files: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37:D0:M0:A0:T237:Actions.tsx" xlink:type="simple">Actions.tsx </text:a>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36:D0:M0:A0:T36:State.tsx" xlink:type="simple">State.tsx </text:a>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8:D0:M0:A0:T28:components_2fApp.tsx" xlink:type="simple">components/App.tsx 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4:D0:M0:A0:T24:components_2fEntity.tsx" xlink:type="simple">components/Entity.tsx </text:a>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81:D0:M0:A0:T81:components_2fLine.tsx" xlink:type="simple">components/Line.tsx </text:a>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66:D0:M0:A0:T66:components_2fLocations.tsx" xlink:type="simple">components/Locations.tsx </text:a>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30:D0:M0:A0:T30:components_2fTaxDetail.tsx" xlink:type="simple">components/TaxDetail.tsx 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79:D0:M0:A0:T79:components_2fTransaction.tsx" xlink:type="simple">components/Transaction.tsx </text:a>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69:D0:M0:A0:T69:components_2fTransactionHeader.tsx" xlink:type="simple">components/TransactionHeader.tsx </text:a>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103:D0:M0:A0:T103:components_2fTransactions.tsx" xlink:type="simple">components/Transactions.tsx </text:a>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15:D0:M0:A0:T15:components_2fValueDescription.tsx" xlink:type="simple">components/ValueDescription.tsx </text:a>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19:D0:M0:A0:T19:components_2fcityState.tsx" xlink:type="simple">components/cityState.tsx </text:a>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3:D0:M0:A0:T23:configureStore.tsx" xlink:type="simple">configureStore.tsx </text:a>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1:D0:M0:A0:T21:containers_2fLocations.tsx" xlink:type="simple">containers/Locations.tsx </text:a>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28:D0:M0:A0:T28:containers_2fTransaction.tsx" xlink:type="simple">containers/Transaction.tsx </text:a>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31:D0:M0:A0:T31:containers_2fTransactions.tsx" xlink:type="simple">containers/Transactions.tsx </text:a>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5:D0:M0:A0:T5:index.css" xlink:type="simple">index.css 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9:D0:M0:A0:T9:index.tsx" xlink:type="simple">index.tsx 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6747166#diffFile:B18:D0:M0:A0:T18:reducer.tsx" xlink:type="simple">reducer.tsx </text:a>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formula="of:=SUM([.B2:.B20])" office:value-type="float" office:value="922" calcext:value-type="float">
            <text:p>922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Files Modified: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392:D0:M5:A4:T396:calculateTax.ts" xlink:type="simple">calculateTax.ts </text:a>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48:D2:M1:A0:T46:index.ts" xlink:type="simple">index.ts </text:a>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67:D0:M1:A0:T67:models_2fEntity.ts" xlink:type="simple">models/Entity.ts </text:a>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285:D4:M1:A0:T281:models_2fTransaction.ts" xlink:type="simple">models/Transaction.ts </text:a>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20:D0:M1:A0:T20:routes_2fgetErrorHandler.ts" xlink:type="simple">routes/getErrorHandler.ts </text:a>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76:D36:M2:A7:T47:routes_2fgetTransactionsRouter.ts" xlink:type="simple">routes/getTransactionsRouter.ts </text:a>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42:D28:M2:A0:T14:schemas_2ftransactionSchema.ts" xlink:type="simple">schemas/transactionSchema.ts </text:a>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://localhost:2468/dash/pspdiff.class?report=1543669886014#diffFile:B70:D1:M0:A8:T77:schemas_2ftransactionUdts.ts" xlink:type="simple">schemas/transactionUdts.ts </text:a>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Defaul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2:.C9])" office:value-type="float" office:value="71" calcext:value-type="float">
            <text:p>71</text:p>
          </table:table-cell>
          <table:table-cell table:formula="of:=SUM([.D2:.D9])" office:value-type="float" office:value="13" calcext:value-type="float">
            <text:p>13</text:p>
          </table:table-cell>
          <table:table-cell table:formula="of:=SUM([.E2:.E9])" office:value-type="float" office:value="19" calcext:value-type="float">
            <text:p>19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0:20:17.38856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son Susumu Asaga</meta:initial-creator>
    <meta:creation-date>2018-11-24T12:44:54.096363000</meta:creation-date>
    <dc:date>2018-12-01T11:52:56.875915000</dc:date>
    <dc:creator>Edson Susumu Asaga</dc:creator>
    <meta:editing-duration>PT1H51M7S</meta:editing-duration>
    <meta:editing-cycles>2</meta:editing-cycles>
    <meta:generator>LibreOffice/6.1.2.1$MacOSX_X86_64 LibreOffice_project/65905a128db06ba48db947242809d14d3f9a93fe</meta:generator>
    <meta:printed-by>Edson Susumu Asaga</meta:printed-by>
    <meta:print-date>2018-12-01T11:25:11.552137000</meta:print-date>
    <meta:document-statistic meta:table-count="4" meta:cell-count="161" meta:object-count="0"/>
    <meta:user-defined meta:name=""/>
  </office:meta>
</office:document-meta>
</file>